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2B0000023A9123F9EC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65b0" officeooo:paragraph-rsid="000f65b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0f65b0"/>
    </style:style>
    <style:style style:name="P3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2pt" fo:letter-spacing="normal" fo:font-style="normal" fo:text-shadow="none" style:text-underline-style="none" fo:font-weight="normal" officeooo:rsid="000f65b0" style:letter-kerning="true" style:font-name-asian="Tahoma" style:font-size-asian="12pt" style:font-style-asian="normal" style:font-weight-asian="normal" style:font-name-complex="Arial2" style:font-size-complex="12pt" style:font-weight-complex="normal" style:text-emphasize="none"/>
    </style:style>
    <style:style style:name="P4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2810" officeooo:paragraph-rsid="00122810" style:letter-kerning="true" style:font-name-asian="Tahoma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5" style:family="paragraph" style:parent-style-name="Título_20_e_20_conteúdo_7e_LT_7e_Gliederung_20_3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269c5" officeooo:paragraph-rsid="001269c5" style:letter-kerning="true" style:font-name-asian="Tahoma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79646" fo:font-style="italic" style:font-style-asian="italic"/>
    </style:style>
    <style:style style:name="T2" style:family="text">
      <style:text-properties fo:font-weight="bold" officeooo:rsid="000f65b0" style:font-weight-asian="bold" style:font-weight-complex="bold"/>
    </style:style>
    <style:style style:name="T3" style:family="text">
      <style:text-properties style:font-name="Times New Roman" fo:font-size="12pt" fo:font-weight="normal" officeooo:rsid="00122810" style:font-size-asian="12pt" style:font-weight-asian="normal" style:font-size-complex="12pt" style:font-weight-complex="normal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officeooo:rsid="00122810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.2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113cm" fo:min-width="0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.2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.1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/>
    </style:style>
    <style:style style:name="gr19" style:family="graphic" style:list-style-name="L2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3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3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3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3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1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4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4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Análise Léxica: <text:span text:style-name="T5">Autômatos Finitos</text:span></text:p>
      <text:p text:style-name="P1"/>
      <text:p text:style-name="P2"><text:span text:style-name="T2">1) </text:span><text:span text:style-name="T3">Considere o AFND a seguir:</text:span></text:p>
      <text:p text:style-name="P3"><text:span text:style-name="T1"/></text:p>
      <text:p text:style-name="P3"><draw:frame draw:style-name="fr1" draw:name="figuras1" text:anchor-type="paragraph" svg:width="17cm" svg:height="7.331cm" draw:z-index="0"><draw:image xlink:href="Pictures/20000009000052B0000023A9123F9EC1.svm" xlink:type="simple" xlink:show="embed" xlink:actuate="onLoad"/></draw:frame><text:span text:style-name="T1"/></text:p>
      <text:p text:style-name="P4">a) Indique a expressão regular das cadeias reconhecidas por esse AFND.</text:p>
      <text:p text:style-name="P4">b) Converta o AFND dado em um AFD equivalente.</text:p>
      <text:p text:style-name="P4">c) Minimize o AFD obtido no item anterior.</text:p>
      <text:p text:style-name="P4"/>
      <text:p text:style-name="P5">2) Construa AFDs para cada um dos conjuntos de caracteres dos itens (a) a (i) do exercício 1 da lista 1, ou explique por que o AFD correspondente não existe.</text:p>
      <text:p text:style-name="P5"/>
      <text:p text:style-name="P5">3) Construa um AFD para aceitar as quatro palavras-reservadas: case, char, const e continue para a linguagem C.</text:p>
      <text:p text:style-name="P5"/>
      <text:p text:style-name="P5">4) Use a construção de Thompson para converter a ER (a|b)*a(a|b)|<text:span text:style-name="T4"></text:span> em um AFND. Em seguida, converta esse AFND em um AFD usando a construção de subconjuntos.</text:p>
      <text:p text:style-name="P5"/>
      <text:p text:style-name="P5">5) Use a construção de Thompson para converter a ER (aa|b)*(a|bb)* em um AFND. Em seguida, converta esse AFND em um AFD usando a construção de subconjuntos.</text:p>
      <text:p text:style-name="P5"/>
      <text:p text:style-name="P5">6) Use o algoritmo de minimização de estados para os seguintes AFDs:</text:p>
      <text:p text:style-name="P5"/>
      <text:p text:style-name="P5"/>
      <text:p text:style-name="P5"/>
      <text:p text:style-name="P5"/>
      <text:p text:style-name="P5"><draw:g text:anchor-type="paragraph" draw:z-index="1" draw:style-name="gr1"><draw:line draw:style-name="gr2" draw:text-style-name="P6" svg:x1="0.887cm" svg:y1="1.534cm" svg:x2="1.543cm" svg:y2="1.534cm"><text:p/></draw:line><draw:custom-shape draw:style-name="gr3" draw:text-style-name="P6" svg:width="1.313cm" svg:height="1.202cm" svg:x="1.543cm" svg:y="0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6" svg:x1="2.856cm" svg:y1="1.534cm" svg:x2="4.169cm" svg:y2="0.134cm"><text:p/></draw:line><draw:line draw:style-name="gr5" draw:text-style-name="P6" svg:x1="2.856cm" svg:y1="1.534cm" svg:x2="4.169cm" svg:y2="2.734cm"><text:p/></draw:line><draw:custom-shape draw:style-name="gr6" draw:text-style-name="P6" svg:width="1.315cm" svg:height="1.2cm" svg:x="4.168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" svg:width="1.315cm" svg:height="1.202cm" svg:x="4.168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" svg:width="1.313cm" svg:height="1.2cm" svg:x="6.877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6" svg:width="1.315cm" svg:height="1.202cm" svg:x="6.958cm" svg:y="2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" svg:width="1.624cm" svg:height="1.417cm" svg:x="6.743cm" svg:y="-0.5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6" svg:width="1.622cm" svg:height="1.417cm" svg:x="6.826cm" svg:y="2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6" svg:x1="5.482cm" svg:y1="0.134cm" svg:x2="6.877cm" svg:y2="0.134cm"><text:p/></draw:line><draw:line draw:style-name="gr13" draw:text-style-name="P6" svg:x1="5.482cm" svg:y1="2.834cm" svg:x2="6.877cm" svg:y2="2.834cm"><text:p/></draw:line><draw:frame draw:style-name="gr14" draw:text-style-name="P8" svg:width="0.858cm" svg:height="0.983cm" svg:x="3.021cm" svg:y="0.134cm"><draw:text-box><text:p text:style-name="P7"><text:span text:style-name="T6">a</text:span></text:p></draw:text-box></draw:frame><draw:frame draw:style-name="gr15" draw:text-style-name="P8" svg:width="0.823cm" svg:height="1.364cm" svg:x="5.646cm" svg:y="-0.866cm"><draw:text-box><text:p text:style-name="P7"><text:span text:style-name="T6">c</text:span></text:p></draw:text-box></draw:frame><draw:frame draw:style-name="gr16" draw:text-style-name="P8" svg:width="0.858cm" svg:height="0.983cm" svg:x="3.021cm" svg:y="2.036cm"><draw:text-box><text:p text:style-name="P7"><text:span text:style-name="T6">b</text:span></text:p></draw:text-box></draw:frame><draw:frame draw:style-name="gr17" draw:text-style-name="P8" svg:width="0.823cm" svg:height="0.983cm" svg:x="5.646cm" svg:y="2.635cm"><draw:text-box><text:p text:style-name="P7"><text:span text:style-name="T6">c</text:span></text:p></draw:text-box></draw:frame></draw:g><text:soft-page-break/>a) </text:p>
      <text:p text:style-name="P5"/>
      <text:p text:style-name="P5"/>
      <text:p text:style-name="P5"/>
      <text:p text:style-name="P5"/>
      <text:p text:style-name="P5"/>
      <text:p text:style-name="P5"><draw:g text:anchor-type="paragraph" draw:z-index="2" draw:style-name="gr1"><draw:g draw:style-name="gr18"><draw:line draw:style-name="gr19" draw:text-style-name="P6" svg:x1="0.46cm" svg:y1="2.7cm" svg:x2="1.26cm" svg:y2="2.7cm"><text:p/></draw:line><draw:custom-shape draw:style-name="gr20" draw:text-style-name="P6" svg:width="1.601cm" svg:height="1.202cm" svg:x="1.259cm" svg:y="2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6" svg:x1="2.86cm" svg:y1="2.7cm" svg:x2="4.46cm" svg:y2="1.3cm"><text:p/></draw:line><draw:line draw:style-name="gr22" draw:text-style-name="P6" svg:x1="2.86cm" svg:y1="2.7cm" svg:x2="4.46cm" svg:y2="3.9cm"><text:p/></draw:line><draw:custom-shape draw:style-name="gr23" draw:text-style-name="P6" svg:width="1.601cm" svg:height="1.2cm" svg:x="4.459cm" svg:y="0.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6" svg:width="1.601cm" svg:height="1.202cm" svg:x="4.459cm" svg:y="3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6" svg:width="1.601cm" svg:height="1.2cm" svg:x="7.759cm" svg:y="0.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6" svg:width="1.601cm" svg:height="1.202cm" svg:x="7.86cm" svg:y="3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6" svg:width="1.978cm" svg:height="1.417cm" svg:x="7.597cm" svg:y="0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6" svg:width="1.976cm" svg:height="1.417cm" svg:x="7.697cm" svg:y="3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9" draw:text-style-name="P6" svg:x1="6.06cm" svg:y1="1.3cm" svg:x2="7.76cm" svg:y2="1.3cm"><text:p/></draw:line><draw:line draw:style-name="gr30" draw:text-style-name="P6" svg:x1="6.06cm" svg:y1="4cm" svg:x2="7.76cm" svg:y2="4cm"><text:p/></draw:line><draw:frame draw:style-name="gr31" draw:text-style-name="P8" svg:width="0.858cm" svg:height="0.983cm" svg:x="3.06cm" svg:y="1.3cm"><draw:text-box><text:p text:style-name="P7"><text:span text:style-name="T6">a</text:span></text:p></draw:text-box></draw:frame><draw:frame draw:style-name="gr32" draw:text-style-name="P8" svg:width="0.823cm" svg:height="1.364cm" svg:x="6.26cm" svg:y="0.3cm"><draw:text-box><text:p text:style-name="P7"><text:span text:style-name="T6">c</text:span></text:p></draw:text-box></draw:frame><draw:frame draw:style-name="gr33" draw:text-style-name="P8" svg:width="0.858cm" svg:height="0.983cm" svg:x="3.06cm" svg:y="3.202cm"><draw:text-box><text:p text:style-name="P7"><text:span text:style-name="T6">b</text:span></text:p></draw:text-box></draw:frame><draw:frame draw:style-name="gr34" draw:text-style-name="P8" svg:width="0.823cm" svg:height="0.983cm" svg:x="6.26cm" svg:y="3.801cm"><draw:text-box><text:p text:style-name="P7"><text:span text:style-name="T6">c</text:span></text:p></draw:text-box></draw:frame></draw:g><draw:custom-shape draw:style-name="gr35" draw:text-style-name="P6" svg:width="1.927cm" svg:height="1.627cm" svg:x="4.296cm" svg:y="3.1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b)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) Em Pascal, há duas convenções para comentários: chaves {…} e pares de parênteses-asterisco (* … *). Escreva um AFD para reconhecer os dois estilos de coment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2" svg:font-family="Mangal"/>
    <style:font-face style:name="Calibri" svg:font-family="Calibri" style:font-family-generic="roman"/>
    <style:font-face style:name="Mangal" svg:font-family="Mang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adrã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cm" fo:margin-bottom="0.4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cm" fo:margin-bottom="0.3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cm" fo:margin-bottom="0.199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cm" fo:margin-bottom="0.101cm" style:contextual-spacing="false" fo:text-align="start" style:justify-single-word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1:37:56.752000000</meta:creation-date>
    <dc:date>2014-08-27T20:57:14.887000000</dc:date>
    <meta:editing-duration>PT4H17M31S</meta:editing-duration>
    <meta:editing-cycles>4</meta:editing-cycles>
    <meta:generator>LibreOffice/4.1.3.2$Windows_x86 LibreOffice_project/70feb7d99726f064edab4605a8ab840c50ec57a</meta:generator>
    <meta:document-statistic meta:table-count="0" meta:image-count="1" meta:object-count="0" meta:page-count="2" meta:paragraph-count="13" meta:word-count="185" meta:character-count="1059" meta:non-whitespace-character-count="886"/>
  </office:meta>
</office:document-meta>
</file>